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7" table:default-cell-style-name="ce305"/>
        <table:table-column table:style-name="co1" table:number-columns-repeated="1019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6449.975" calcext:value-type="currency">
            <text:p>6 449,9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302" office:value-type="string" calcext:value-type="string">
            <text:p>Avec aléas</text:p>
          </table:table-cell>
          <table:table-cell table:style-name="ce304" table:formula="of:=[.D1]*1.2+[.D2]" office:value-type="currency" office:currency="EUR" office:value="8439.97" calcext:value-type="currency">
            <text:p>8 439,97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4]" office:value-type="currency" office:currency="EUR" office:value="55.39" calcext:value-type="currency">
            <text:p>55,39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323.4" calcext:value-type="currency">
            <text:p>3 323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80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46.625" calcext:value-type="currency">
            <text:p>246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107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 table:formula="of:=[.D129]" office:value-type="currency" office:currency="EUR" office:value="27.525" calcext:value-type="currency">
            <text:p>27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825.75" calcext:value-type="currency">
            <text:p>82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6:.D77])" office:value-type="currency" office:currency="EUR" office:value="55.39" calcext:value-type="currency">
            <text:p>55,39 €</text:p>
          </table:table-cell>
          <table:table-cell table:number-columns-repeated="1020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1019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1019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2]*[.C22]=0;&quot;&quot;;[.B22]*[.C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B23]*[.C23]=0;&quot;&quot;;[.B23]*[.C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4]*[.C24]=0;&quot;&quot;;[.B24]*[.C24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B25]*[.C25]=0;&quot;&quot;;[.B25]*[.C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B26]*[.C26]=0;&quot;&quot;;[.B26]*[.C26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7]*[.C27]=0;&quot;&quot;;[.B27]*[.C27])" office:value-type="currency" office:currency="EUR" office:value="0.03" calcext:value-type="currency">
            <text:p>0,03 €</text:p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B28]*[.C28]=0;&quot;&quot;;[.B28]*[.C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9]*[.C29]=0;&quot;&quot;;[.B29]*[.C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30]*[.C30]=0;&quot;&quot;;[.B30]*[.C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31]*[.C31]=0;&quot;&quot;;[.B31]*[.C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15" calcext:value-type="currency">
            <text:p>0,15 €</text:p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33]*[.C33]=0;&quot;&quot;;[.B33]*[.C33])" office:value-type="currency" office:currency="EUR" office:value="0.83" calcext:value-type="currency">
            <text:p>0,83 €</text:p>
          </table:table-cell>
          <table:table-cell table:style-name="ce308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4]*[.C34]=0;&quot;&quot;;[.B34]*[.C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35]*[.C35]=0;&quot;&quot;;[.B35]*[.C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B36]*[.C36]=0;&quot;&quot;;[.B36]*[.C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1.8v pour mosfet protection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7]*[.C37]=0;&quot;&quot;;[.B37]*[.C3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8]*[.C38]=0;&quot;&quot;;[.B38]*[.C3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33-7/diode-zener-33v-500mw-sod123/dp/2077957" xlink:type="simple">DDZ33-7 </text:a>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2"/>
          <table:table-cell table:number-columns-repeated="1019"/>
        </table:table-row>
        <table:table-row table:style-name="ro7">
          <table:table-cell table:style-name="ce298" office:value-type="string" calcext:value-type="string">
            <text:p>fuse 8A (entrée)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IF([.B40]*[.C40]=0;&quot;&quot;;[.B40]*[.C40])" office:value-type="currency" office:currency="EUR" office:value="0.6" calcext:value-type="currency">
            <text:p>0,60 €</text:p>
          </table:table-cell>
          <table:table-cell table:style-name="ce32" office:value-type="string" calcext:value-type="string">
            <text:p><text:a xlink:href="http://fr.farnell.com/te-connectivity-raychem/ruef800/fusible-polyswitch-radial-8a/dp/1175855" xlink:type="simple">RUEF8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0" calcext:value-type="float">
            <text:p>0</text:p>
          </table:table-cell>
          <table:table-cell table:formula="of:=IF([.B41]*[.C41]=0;&quot;&quot;;[.B41]*[.C41])">
            <text:p/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43]*[.C43]=0;&quot;&quot;;[.B43]*[.C43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5" calcext:value-type="float">
            <text:p>15</text:p>
          </table:table-cell>
          <table:table-cell table:formula="of:=IF([.B44]*[.C44]=0;&quot;&quot;;[.B44]*[.C44])" office:value-type="currency" office:currency="EUR" office:value="0.75" calcext:value-type="currency">
            <text:p>0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30" calcext:value-type="float">
            <text:p>30</text:p>
          </table:table-cell>
          <table:table-cell table:formula="of:=IF([.B45]*[.C45]=0;&quot;&quot;;[.B45]*[.C45])" office:value-type="currency" office:currency="EUR" office:value="0.9" calcext:value-type="currency">
            <text:p>0,90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46]*[.C46]=0;&quot;&quot;;[.B46]*[.C46])" office:value-type="currency" office:currency="EUR" office:value="2.4" calcext:value-type="currency">
            <text:p>2,4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47]*[.C47]=0;&quot;&quot;;[.B47]*[.C47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48]*[.C48]=0;&quot;&quot;;[.B48]*[.C48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9]*[.C49]=0;&quot;&quot;;[.B49]*[.C49])" office:value-type="currency" office:currency="EUR" office:value="0.09" calcext:value-type="currency">
            <text:p>0,09 €</text:p>
          </table:table-cell>
          <table:table-cell table:style-name="ce308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50]*[.C50]=0;&quot;&quot;;[.B50]*[.C50])" office:value-type="currency" office:currency="EUR" office:value="0.08" calcext:value-type="currency">
            <text:p>0,08 €</text:p>
          </table:table-cell>
          <table:table-cell table:style-name="ce308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1]*[.C51]=0;&quot;&quot;;[.B51]*[.C51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52]*[.C52]=0;&quot;&quot;;[.B52]*[.C52])">
            <text:p/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53]*[.C53]=0;&quot;&quot;;[.B53]*[.C53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54]*[.C54]=0;&quot;&quot;;[.B54]*[.C54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56]*[.C56]=0;&quot;&quot;;[.B56]*[.C56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B57]*[.C57]=0;&quot;&quot;;[.B57]*[.C57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number-columns-repeated="1017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58]*[.C58]=0;&quot;&quot;;[.B58]*[.C58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59]*[.C59]=0;&quot;&quot;;[.B59]*[.C59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B60]*[.C60]=0;&quot;&quot;;[.B60]*[.C60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61]*[.C61]=0;&quot;&quot;;[.B61]*[.C61])" office:value-type="currency" office:currency="EUR" office:value="0.48" calcext:value-type="currency">
            <text:p>0,48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B62]*[.C62]=0;&quot;&quot;;[.B62]*[.C62])" office:value-type="currency" office:currency="EUR" office:value="0.3" calcext:value-type="currency">
            <text:p>0,3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3]*[.C63]=0;&quot;&quot;;[.B63]*[.C63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64]*[.C64]=0;&quot;&quot;;[.B64]*[.C64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5]*[.C65]=0;&quot;&quot;;[.B65]*[.C65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67]*[.C67]=0;&quot;&quot;;[.B67]*[.C67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8]*[.C68]=0;&quot;&quot;;[.B68]*[.C6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9]*[.C69]=0;&quot;&quot;;[.B69]*[.C69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70]*[.C70]=0;&quot;&quot;;[.B70]*[.C70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71]*[.C71]=0;&quot;&quot;;[.B71]*[.C71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9]*[.C79]=0;&quot;&quot;;[.B79]*[.C79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82:.D103])" office:value-type="currency" office:currency="EUR" office:value="9.865" calcext:value-type="currency">
            <text:p>9,87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7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301"/>
          <table:table-cell table:style-name="ce303"/>
          <table:table-cell table:style-name="ce301" table:formula="of:=IF([.B81]*[.C81]=0;&quot;&quot;;[.B81]*[.C81])">
            <text:p/>
          </table:table-cell>
          <table:table-cell table:style-name="ce310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1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3]*[.C83]=0;&quot;&quot;;[.B83]*[.C83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1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84]*[.C84]=0;&quot;&quot;;[.B84]*[.C84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85]*[.C85]=0;&quot;&quot;;[.B85]*[.C85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1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86]*[.C86]=0;&quot;&quot;;[.B86]*[.C86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1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ed rouge (r=220)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87]*[.C87]=0;&quot;&quot;;[.B87]*[.C8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88]*[.C88]=0;&quot;&quot;;[.B88]*[.C88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9]*[.C89]=0;&quot;&quot;;[.B89]*[.C89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formula="of:=IF([.B90]*[.C90]=0;&quot;&quot;;[.B90]*[.C90])">
            <text:p/>
          </table:table-cell>
          <table:table-cell table:style-name="ce32"/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91]*[.C91]=0;&quot;&quot;;[.B91]*[.C91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92]*[.C92]=0;&quot;&quot;;[.B92]*[.C92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86" table:formula="of:=[.H91]*[.H90]" office:value-type="float" office:value="2.10163809922874" calcext:value-type="float">
            <text:p>2,102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93]*[.C93]=0;&quot;&quot;;[.B93]*[.C93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4]*[.C94]=0;&quot;&quot;;[.B94]*[.C9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95]*[.C95]=0;&quot;&quot;;[.B95]*[.C95]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96]*[.C96]=0;&quot;&quot;;[.B96]*[.C96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97]*[.C97]=0;&quot;&quot;;[.B97]*[.C97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98]*[.C98]=0;&quot;&quot;;[.B98]*[.C98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H97]*[.H96]" office:value-type="float" office:value="4.40974394987035" calcext:value-type="float">
            <text:p>4,410</text:p>
          </table:table-cell>
          <table:table-cell table:formula="of:=[.H98]/2.54*100" office:value-type="float" office:value="173.611966530329" calcext:value-type="float">
            <text:p>173,6119665303</text:p>
          </table:table-cell>
          <table:table-cell table:number-columns-repeated="1015"/>
        </table:table-row>
        <table:table-row table:style-name="ro7">
          <table:table-cell table:number-columns-repeated="3"/>
          <table:table-cell table:formula="of:=IF([.B99]*[.C99]=0;&quot;&quot;;[.B99]*[.C9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100]*[.C100]=0;&quot;&quot;;[.B100]*[.C100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01]*[.C101]=0;&quot;&quot;;[.B101]*[.C1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2]*[.C102]=0;&quot;&quot;;[.B102]*[.C1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3]*[.C103]=0;&quot;&quot;;[.B103]*[.C1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4]*[.C104]=0;&quot;&quot;;[.B104]*[.C1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5]*[.C105]=0;&quot;&quot;;[.B105]*[.C1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6]*[.C106]=0;&quot;&quot;;[.B106]*[.C106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09:.D127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301"/>
          <table:table-cell table:style-name="ce303"/>
          <table:table-cell table:style-name="ce301" table:formula="of:=IF([.B108]*[.C108]=0;&quot;&quot;;[.B108]*[.C108])">
            <text:p/>
          </table:table-cell>
          <table:table-cell table:style-name="ce310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9]*[.C109]=0;&quot;&quot;;[.B109]*[.C109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10]*[.C110]=0;&quot;&quot;;[.B110]*[.C110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11]*[.C111]=0;&quot;&quot;;[.B111]*[.C111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12]*[.C112]=0;&quot;&quot;;[.B112]*[.C112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13]*[.C113]=0;&quot;&quot;;[.B113]*[.C113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14]*[.C114]=0;&quot;&quot;;[.B114]*[.C114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15]*[.C115]=0;&quot;&quot;;[.B115]*[.C115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6]*[.C116]=0;&quot;&quot;;[.B116]*[.C116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17]*[.C117]=0;&quot;&quot;;[.B117]*[.C117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18]*[.C118]=0;&quot;&quot;;[.B118]*[.C118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9]*[.C119]=0;&quot;&quot;;[.B119]*[.C11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20]*[.C120]=0;&quot;&quot;;[.B120]*[.C120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21]*[.C121]=0;&quot;&quot;;[.B121]*[.C121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22]*[.C122]=0;&quot;&quot;;[.B122]*[.C1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3]*[.C123]=0;&quot;&quot;;[.B123]*[.C1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4]*[.C124]=0;&quot;&quot;;[.B124]*[.C1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5]*[.C125]=0;&quot;&quot;;[.B125]*[.C125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27]*[.C127]=0;&quot;&quot;;[.B127]*[.C1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8]*[.C128]=0;&quot;&quot;;[.B128]*[.C128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31:.D148])" office:value-type="currency" office:currency="EUR" office:value="27.525" calcext:value-type="currency">
            <text:p>27,53 €</text:p>
          </table:table-cell>
          <table:table-cell table:number-columns-repeated="1020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301"/>
          <table:table-cell table:style-name="ce303"/>
          <table:table-cell table:style-name="ce301" table:formula="of:=IF([.B130]*[.C130]=0;&quot;&quot;;[.B130]*[.C130])">
            <text:p/>
          </table:table-cell>
          <table:table-cell table:style-name="ce310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1]*[.C131]=0;&quot;&quot;;[.B131]*[.C131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32]*[.C132]=0;&quot;&quot;;[.B132]*[.C132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33]*[.C133]=0;&quot;&quot;;[.B133]*[.C133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34]*[.C134]=0;&quot;&quot;;[.B134]*[.C1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35]*[.C135]=0;&quot;&quot;;[.B135]*[.C135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36]*[.C136]=0;&quot;&quot;;[.B136]*[.C136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ipo battery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B137]*[.C137]=0;&quot;&quot;;[.B137]*[.C137])" office:value-type="currency" office:currency="EUR" office:value="15" calcext:value-type="currency">
            <text:p>15,0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8]*[.C138]=0;&quot;&quot;;[.B138]*[.C13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9]*[.C139]=0;&quot;&quot;;[.B139]*[.C139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40]*[.C140]=0;&quot;&quot;;[.B140]*[.C140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41]*[.C141]=0;&quot;&quot;;[.B141]*[.C141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42]*[.C142]=0;&quot;&quot;;[.B142]*[.C142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43]*[.C143]=0;&quot;&quot;;[.B143]*[.C143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4]*[.C144]=0;&quot;&quot;;[.B144]*[.C144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45]*[.C145]=0;&quot;&quot;;[.B145]*[.C145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46]*[.C146]=0;&quot;&quot;;[.B146]*[.C14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3]*[.C263]=0;&quot;&quot;;[.B263]*[.C2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4]*[.C264]=0;&quot;&quot;;[.B264]*[.C2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5]*[.C265]=0;&quot;&quot;;[.B265]*[.C2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6]*[.C266]=0;&quot;&quot;;[.B266]*[.C2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7]*[.C267]=0;&quot;&quot;;[.B267]*[.C2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8]*[.C268]=0;&quot;&quot;;[.B268]*[.C2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9]*[.C269]=0;&quot;&quot;;[.B269]*[.C2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0]*[.C270]=0;&quot;&quot;;[.B270]*[.C2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1]*[.C271]=0;&quot;&quot;;[.B271]*[.C271])">
            <text:p/>
          </table:table-cell>
          <table:table-cell table:number-columns-repeated="1020"/>
        </table:table-row>
        <table:table-row table:style-name="ro7" table:number-rows-repeated="104830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92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14:29:08.1441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9DT15H17M22S</meta:editing-duration>
    <meta:editing-cycles>167</meta:editing-cycles>
    <meta:generator>LibreOffice/4.2.8.2$MacOSX_x86 LibreOffice_project/48d50dbfc06349262c9d50868e5c1f630a573ebd</meta:generator>
    <dc:date>2015-01-14T15:11:32.068527000</dc:date>
    <meta:document-statistic meta:table-count="10" meta:cell-count="2313" meta:object-count="0"/>
  </office:meta>
</office:document-meta>
</file>